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TreeNode.findTree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TreeNode.buildEnd( Mixed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Node.find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Node.nodeStateId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TreeNode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UITreeNode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Node.buildBegin( Mixed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Node.buildChildren( MixedTreeModel 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